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Text_20_body" style:list-style-name="L1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px expo start --tunnel -c</text:p>
      <text:p text:style-name="Standard"/>
      <text:p text:style-name="Standard">npm run csv:json</text:p>
      <text:p text:style-name="Standard"/>
      <text:h text:style-name="Heading_20_3" text:outline-level="3">⚡ Workflow recommandé</text:h>
      <text:list xml:id="list6190940480602116988" text:style-name="L1">
        <text:list-item>
          <text:p text:style-name="P2">Quand tu fais un gros changement (ajout du minuteur, correction des dépendances, etc.) :</text:p>
        </text:list-item>
        <text:list-item>
          <text:p text:style-name="P2">git add .<text:line-break/>git commit -m "chrono ok"<text:line-break/>git push<text:line-break/></text:p>
        </text:list-item>
      </text:list>
      <text:p text:style-name="Text_20_body">Si ça casse, tu peux toujours revenir en arrière : </text:p>
      <text:p text:style-name="Text_20_body">git checkout main<text:line-break/>git log <text:s text:c="2"/># voir l’historique<text:line-break/>git checkout &lt;id_commit&gt; <text:s text:c="2"/># revenir à un commit précis</text:p>
      <text:p text:style-name="Text_20_body"/>
      <text:p text:style-name="Text_20_body"/>
      <text:p text:style-name="Text_20_body">Voici de nouvelles instructions :</text:p>
      <text:p text:style-name="Text_20_body"/>
      <text:p text:style-name="Text_20_body">si la colonne egg du csv est remplie, alors dans le cadre œuf:</text:p>
      <text:p text:style-name="Text_20_body">commencer par les infos clés :</text:p>
      <text:p text:style-name="Text_20_body">œuf petit : inférieur à 50 g (S)</text:p>
      <text:p text:style-name="Text_20_body">œuf moyen : entre 50 et 60 g (M)</text:p>
      <text:p text:style-name="Text_20_body">œuf gros : entre 60 et 70 g <text:s/>(L)</text:p>
      <text:p text:style-name="Text_20_body">Cuisson des œufs, départ eau bouillante :</text:p>
      <text:p text:style-name="Text_20_body">Oeufs pochés : 2 minutes</text:p>
      <text:p text:style-name="Text_20_body">Oeufs à la coque : 3 minutes</text:p>
      <text:p text:style-name="Text_20_body">Oeufs durs : 9 minutes</text:p>
      <text:p text:style-name="Text_20_body"/>
      <text:p text:style-name="Text_20_body"/>
      <text:p text:style-name="Text_20_body">J'aimerais que l'utilisateur puisse cocher S, M ou L</text:p>
      <text:p text:style-name="Text_20_body">1ère barre de saisie :</text:p>
      <text:p text:style-name="Text_20_body">au-dessus :Poids(double flèches) Quantité</text:p>
      <text:p text:style-name="Text_20_body">Pds voulu Blanc+Jaune (g)</text:p>
      <text:p text:style-name="Text_20_body"/>
      <text:p text:style-name="Text_20_body">Réponse :</text:p>
      <text:p text:style-name="Text_20_body">Nombre d'oeufs estimés : le poids rentré par l'utilisateur/ egg_s (si S est coché)</text:p>
      <text:p text:style-name="Text_20_body">le poids rentré par l'utilisateur/ egg_m (si M est coché)</text:p>
      <text:p text:style-name="Text_20_body">le poids rentré par l'utilisateur/ egg_l (si L est coché)</text:p>
      <text:p text:style-name="Text_20_body"><text:soft-page-break/></text:p>
      <text:p text:style-name="Text_20_body">2e barre de saisie :</text:p>
      <text:p text:style-name="Text_20_body">Poids voulu Blancs (g)</text:p>
      <text:p text:style-name="Text_20_body"/>
      <text:p text:style-name="Text_20_body">Réponse :</text:p>
      <text:p text:style-name="Text_20_body">Nombre d'oeufs estimés : le poids rentré par l'utilisateur/ (egg_s*whte_pctge) (si S est coché)</text:p>
      <text:p text:style-name="Text_20_body">le poids rentré par l'utilisateur/ (egg_m*whte_pctge) (si M est coché)</text:p>
      <text:p text:style-name="Text_20_body">le poids rentré par l'utilisateur/ (egg_l*whte_pctge) (si L est coché)</text:p>
      <text:p text:style-name="Text_20_body"/>
      <text:p text:style-name="Text_20_body">3e barre de saisie :</text:p>
      <text:p text:style-name="Text_20_body">Poids voulu Jaune (g)</text:p>
      <text:p text:style-name="Text_20_body"/>
      <text:p text:style-name="Text_20_body">Réponse :</text:p>
      <text:p text:style-name="Text_20_body">Nombre d'oeufs estimés : le poids rentré par l'utilisateur/ (egg_s*ylw_pctge) (si S est coché)</text:p>
      <text:p text:style-name="Text_20_body">le poids rentré par l'utilisateur/ (egg_m*ylw_pctge) (si M est coché)</text:p>
      <text:p text:style-name="Text_20_body">le poids rentré par l'utilisateur/ (egg_l*ylw_pctge) (si L est coché)</text:p>
      <text:p text:style-name="Text_20_body"/>
      <text:p text:style-name="Text_20_body">4e barre de saisie</text:p>
      <text:p text:style-name="Text_20_body">Nombre d'oeufs (ex : 2)</text:p>
      <text:p text:style-name="Text_20_body"/>
      <text:p text:style-name="Text_20_body">Réponse :</text:p>
      <text:p text:style-name="Text_20_body">Poids estimé :</text:p>
      <text:p text:style-name="Standard">Blanc+Jaune : le nombre rentré par l'utilisateur* egg_s </text:p>
      <text:p text:style-name="Text_20_body">Blanc : <text:s/>le nombre rentré par l'utilisateur* egg_s *whte_pctge</text:p>
      <text:p text:style-name="Text_20_body">Jaune : le nombre rentré par l'utilisateur* egg_s *ylw_pctge</text:p>
      <text:p text:style-name="Text_20_body"><text:s/>(si S est coché) </text:p>
      <text:p text:style-name="Text_20_body">Blanc+Jaune : le nombre rentré par l'utilisateur* egg_m</text:p>
      <text:p text:style-name="Text_20_body">Blanc : <text:s/>le nombre rentré par l'utilisateur* egg_m *whte_pctge</text:p>
      <text:p text:style-name="Text_20_body">Jaune : le nombre rentré par l'utilisateur* egg_m *ylw_pctge</text:p>
      <text:p text:style-name="Text_20_body"><text:s/>(si M est coché) </text:p>
      <text:p text:style-name="Text_20_body">Blanc+Jaune : le nombre rentré par l'utilisateur* egg_l</text:p>
      <text:p text:style-name="Text_20_body">Blanc : <text:s/>le nombre rentré par l'utilisateur* egg_l *whte_pctge</text:p>
      <text:p text:style-name="Text_20_body">Jaune : le nombre rentré par l'utilisateur* egg_l *ylw_pctge</text:p>
      <text:p text:style-name="Text_20_body"><text:s/>(si L est coché) </text:p>
      <text:p text:style-name="Text_20_body"><text:line-break/></text:p>
      <text:p text:style-name="Standard"><text:soft-page-break/>Poids non épl. (g)</text:p>
      <text:p text:style-name="Standard">Avec comme réponse : Nombre de pièces estimées</text:p>
      <text:p text:style-name="Standard"/>
      <text:p text:style-name="Standard">et</text:p>
      <text:p text:style-name="Standard"/>
      <text:p text:style-name="Standard">Poids épl. (g)</text:p>
      <text:p text:style-name="Standard">Avec comme réponse : Nombre de pièces estimées</text:p>
      <text:p text:style-name="Standard"/>
      <text:p text:style-name="Standard">Quantité (double flèche) Poidsdoit être situé juste en dessous du choix SML</text:p>
      <text:p text:style-name="Standard">et au dessus de la barrede saisie <text:s/>Poids non épluché (g)</text:p>
      <text:p text:style-name="Standard"/>
      <text:p text:style-name="Standard">Je n'ai rien changé car je crois que tu as fait une erreur d'appréciation</text:p>
      <text:p text:style-name="Standard"/>
      <text:p text:style-name="Standard">Je veux que l'ensemble du bloc contenant :</text:p>
      <text:p text:style-name="Standard"/>
      <text:p text:style-name="Standard">Epluché (double flèche) Non épluché</text:p>
      <text:p text:style-name="Standard">Barre d'entreé Quantité épluchée (g)</text:p>
      <text:p text:style-name="Standard">R éponse : Quantité non épluchée</text:p>
      <text:p text:style-name="Standard">Barre d'entreé Quantité non épluchée (g)</text:p>
      <text:p text:style-name="Standard">R éponse : Quantité <text:s/>épluchée</text:p>
      <text:p text:style-name="Standard"/>
      <text:p text:style-name="Standard">passe au-dessus de Info clés Petite pomme de terre wght_pdt_s</text:p>
      <text:p text:style-name="Standard"/>
      <text:p text:style-name="Standard">Il faudrait également remplacer dans la première info clé « <text:span text:style-name="T1">peel_yield*100 »</text:span> par «<text:span text:style-name="T1"> peel_yield*100</text:span> g pour 100 g » </text:p>
      <text:p text:style-name="Standard"/>
      <text:p text:style-name="Standard">Je te donne deux nouvelles instructions :</text:p>
      <text:p text:style-name="Standard"/>
      <text:p text:style-name="Standard">Si clr_lgth est rempl :</text:p>
      <text:p text:style-name="Standard"/>
      <text:p text:style-name="Standard">Rajouter info clé : 1 branche de céleri pèse en moyenne <text:span text:style-name="T1">clr_lght</text:span></text:p>
      <text:p text:style-name="Standard"/>
      <text:p text:style-name="Standard">Nombre de branches (double flèche) Poids</text:p>
      <text:p text:style-name="Standard"/>
      <text:p text:style-name="Standard">Barre d'entrée:Nb de branches (ex : 2)</text:p>
      <text:p text:style-name="Standard">Réponse : l<text:span text:style-name="T1">e nombre de branches saisi par l'utilisateur*clr_lgth</text:span> en g mg kg</text:p>
      <text:p text:style-name="Standard"/>
      <text:p text:style-name="Standard">Barre d'entrée:Poids (ex : 200 g)</text:p>
      <text:p text:style-name="Standard">Réponse : <text:span text:style-name="T1">le poids saisi par l'utilisateur/clr_lgth</text:span> <text:s text:c="2"/>#le résultat devra être arrondi à l'unité supérieure#</text:p>
      <text:p text:style-name="Standard"/>
      <text:p text:style-name="Standard">Si wght_lgth est rempli</text:p>
      <text:p text:style-name="Standard"/>
      <text:p text:style-name="Standard">Rajouter comme info clé : 1 cm de <text:span text:style-name="T1">label</text:span> (info CSV) pèse en moyenne <text:span text:style-name="T1">wght_lgth</text:span></text:p>
      <text:p text:style-name="Standard"/>
      <text:p text:style-name="Standard">Longueur (double flèches) Quantité</text:p>
      <text:p text:style-name="Standard"/>
      <text:p text:style-name="Standard">Barre d'entrée : Quantité voulue (g)</text:p>
      <text:p text:style-name="Standard">Réponse : il faut <text:span text:style-name="T1">quantité rentrée par l'utilisateur</text:span>/<text:span text:style-name="T1">wght_lgth</text:span></text:p>
      <text:p text:style-name="Standard"><text:span text:style-name="T1"/></text:p>
      <text:p text:style-name="P1">Barre d'entrée : Longueur (cm)</text:p>
      <text:p text:style-name="P1">Réponse : avec <text:span text:style-name="T1">longueur saisie par l'utilisateur </text:span>vous obtenez <text:span text:style-name="T1">ongueur saisie par </text:span><text:soft-page-break/><text:span text:style-name="T1">l'utilisateur*wght_lgth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rieux</meta:initial-creator>
    <meta:creation-date>2025-08-24T07:40:36.69</meta:creation-date>
    <dc:date>2025-08-26T06:48:56.11</dc:date>
    <dc:creator>Drieux</dc:creator>
    <meta:editing-duration>PT22H9M18S</meta:editing-duration>
    <meta:editing-cycles>7</meta:editing-cycles>
    <meta:generator>OpenOffice/4.1.10$Win32 OpenOffice.org_project/4110m2$Build-9807</meta:generator>
    <meta:document-statistic meta:table-count="0" meta:image-count="0" meta:object-count="0" meta:page-count="4" meta:paragraph-count="85" meta:word-count="643" meta:character-count="3756"/>
  </office:meta>
</office:document-meta>
</file>